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JetBrains Mono" svg:font-family="'JetBrains Mono'" style:font-pitch="fixed"/>
    <style:font-face style:name="JetBrains Mono1" svg:font-family="'JetBrains Mono', Consolas, 'Courier New', monospace, 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automatic-styles>
    <style:style style:name="P1" style:family="paragraph" style:parent-style-name="Heading_20_1">
      <style:paragraph-properties fo:margin-left="0.4583in" fo:margin-right="0.4583in" fo:margin-top="0.3335in" fo:margin-bottom="0.1665in" style:contextual-spacing="false" style:line-height-at-least="0.3543in" fo:text-indent="0in" style:auto-text-indent="false"/>
      <style:text-properties fo:font-variant="normal" fo:text-transform="none" style:use-window-font-color="true" loext:opacity="0%" style:font-name="JetBrains Mono" fo:font-size="18pt" fo:font-style="normal" fo:font-weight="bold" officeooo:paragraph-rsid="0019d002" fo:background-color="transparent" loext:padding="0in" loext:border="none"/>
    </style:style>
    <style:style style:name="P2" style:family="paragraph" style:parent-style-name="Heading_20_1">
      <style:paragraph-properties fo:margin-left="0in" fo:margin-right="0in" fo:margin-top="0.3335in" fo:margin-bottom="0.1665in" style:contextual-spacing="false" style:line-height-at-least="0.3543in" fo:orphans="2" fo:widows="2" fo:text-indent="0in" style:auto-text-indent="false"/>
      <style:text-properties fo:font-variant="normal" fo:text-transform="none" style:use-window-font-color="true" loext:opacity="0%" style:font-name="JetBrains Mono" fo:font-size="18pt" fo:letter-spacing="normal" fo:font-style="normal" fo:font-weight="bold" fo:background-color="transparent" loext:padding="0in" loext:border="none"/>
    </style:style>
    <style:style style:name="P3" style:family="paragraph" style:parent-style-name="Heading_20_1">
      <style:paragraph-properties fo:margin-left="0.4583in" fo:margin-right="0.4583in" fo:margin-top="0.3335in" fo:margin-bottom="0.1665in" style:contextual-spacing="false" style:line-height-at-least="0.3543in" fo:text-indent="0in" style:auto-text-indent="false"/>
      <style:text-properties fo:font-variant="normal" fo:text-transform="none" style:use-window-font-color="true" loext:opacity="0%" style:font-name="JetBrains Mono" fo:font-size="16.5pt" fo:font-style="normal" fo:font-weight="bold" officeooo:paragraph-rsid="0019d002" fo:background-color="transparent" loext:padding="0in" loext:border="none"/>
    </style:style>
    <style:style style:name="P4" style:family="paragraph" style:parent-style-name="Heading_20_1">
      <style:paragraph-properties fo:margin-left="0.4583in" fo:margin-right="0.4583in" fo:margin-top="0.3335in" fo:margin-bottom="0.1665in" style:contextual-spacing="false" style:line-height-at-least="0.3543in" fo:text-indent="0in" style:auto-text-indent="false"/>
      <style:text-properties fo:font-variant="normal" fo:text-transform="none" style:use-window-font-color="true" loext:opacity="0%" style:font-name="JetBrains Mono" fo:font-size="15pt" fo:font-style="normal" fo:font-weight="bold" officeooo:paragraph-rsid="0019d002" fo:background-color="transparent" loext:padding="0in" loext:border="none"/>
    </style:style>
    <style:style style:name="P5" style:family="paragraph" style:parent-style-name="Heading_20_2">
      <style:paragraph-properties fo:margin-left="0.4583in" fo:margin-right="0.4583in" fo:margin-top="0.3335in" fo:margin-bottom="0.1665in" style:contextual-spacing="false" style:line-height-at-least="0.3335in" fo:text-indent="0in" style:auto-text-indent="false"/>
      <style:text-properties fo:font-variant="normal" fo:text-transform="none" style:use-window-font-color="true" loext:opacity="0%" style:font-name="JetBrains Mono" fo:font-size="16.5pt" fo:font-style="normal" fo:font-weight="bold" fo:background-color="transparent" loext:padding="0in" loext:border="none"/>
    </style:style>
    <style:style style:name="P6" style:family="paragraph" style:parent-style-name="Heading_20_2">
      <style:paragraph-properties fo:margin-left="0in" fo:margin-right="0in" fo:margin-top="0.3335in" fo:margin-bottom="0.1665in" style:contextual-spacing="false" style:line-height-at-least="0.3335in" fo:orphans="2" fo:widows="2" fo:text-indent="0in" style:auto-text-indent="false"/>
      <style:text-properties fo:font-variant="normal" fo:text-transform="none" style:use-window-font-color="true" loext:opacity="0%" style:font-name="JetBrains Mono" fo:font-size="16.5pt" fo:letter-spacing="normal" fo:font-style="normal" fo:font-weight="bold" fo:background-color="transparent" loext:padding="0in" loext:border="none"/>
    </style:style>
    <style:style style:name="P7" style:family="paragraph" style:parent-style-name="Heading_20_3">
      <style:paragraph-properties fo:margin-left="0.4583in" fo:margin-right="0.4583in" fo:margin-top="0.3335in" fo:margin-bottom="0.1665in" style:contextual-spacing="false" style:line-height-at-least="0.3126in" fo:text-indent="0in" style:auto-text-indent="false"/>
      <style:text-properties fo:font-variant="normal" fo:text-transform="none" style:use-window-font-color="true" loext:opacity="0%" style:font-name="JetBrains Mono" fo:font-size="15pt" fo:font-style="normal" fo:font-weight="bold" fo:background-color="transparent" loext:padding="0in" loext:border="none"/>
    </style:style>
    <style:style style:name="P8" style:family="paragraph" style:parent-style-name="Heading_20_3">
      <style:paragraph-properties fo:margin-left="0in" fo:margin-right="0in" fo:margin-top="0.3335in" fo:margin-bottom="0.1665in" style:contextual-spacing="false" style:line-height-at-least="0.3126in" fo:orphans="2" fo:widows="2" fo:text-indent="0in" style:auto-text-indent="false"/>
      <style:text-properties fo:font-variant="normal" fo:text-transform="none" style:use-window-font-color="true" loext:opacity="0%" style:font-name="JetBrains Mono" fo:font-size="15pt" fo:letter-spacing="normal" fo:font-style="normal" fo:font-weight="bold" fo:background-color="transparent" loext:padding="0in" loext:border="none"/>
    </style:style>
    <style:style style:name="P9" style:family="paragraph" style:parent-style-name="Preformatted_20_Text">
      <style:paragraph-properties fo:margin-left="0.4583in" fo:margin-right="0.4583in" fo:margin-top="0in" fo:margin-bottom="0in" style:contextual-spacing="false" style:line-height-at-least="0.2291in" fo:text-indent="0in" style:auto-text-indent="false" fo:padding="0in" fo:border="none"/>
      <style:text-properties style:use-window-font-color="true" loext:opacity="0%" style:font-name="JetBrains Mono" fo:background-color="transparent"/>
    </style:style>
    <style:style style:name="P10" style:family="paragraph" style:parent-style-name="Preformatted_20_Text">
      <style:paragraph-properties fo:margin-left="0in" fo:margin-right="0in" fo:margin-top="0in" fo:margin-bottom="0in" style:contextual-spacing="false" style:line-height-at-least="0.2291in" fo:orphans="2" fo:widows="2" fo:text-indent="0in" style:auto-text-indent="false" fo:padding="0in" fo:border="none"/>
      <style:text-properties style:use-window-font-color="true" loext:opacity="0%" style:font-name="JetBrains Mono" fo:background-color="transparent"/>
    </style:style>
    <style:style style:name="P11" style:family="paragraph" style:parent-style-name="Preformatted_20_Text">
      <style:paragraph-properties fo:margin-left="0.4583in" fo:margin-right="0.4583in" fo:margin-top="0in" fo:margin-bottom="0in" style:contextual-spacing="false" style:line-height-at-least="0.2291in" fo:text-indent="0in" style:auto-text-indent="false" fo:padding="0in" fo:border="none"/>
      <style:text-properties fo:font-variant="normal" fo:text-transform="none" style:use-window-font-color="true" loext:opacity="0%" style:font-name="JetBrains Mono" fo:font-size="9.75pt" fo:font-style="normal" fo:font-weight="normal" fo:background-color="transparent" loext:padding="0in" loext:border="none"/>
    </style:style>
    <style:style style:name="P12" style:family="paragraph" style:parent-style-name="Preformatted_20_Text">
      <style:paragraph-properties fo:margin-left="0in" fo:margin-right="0in" fo:margin-top="0in" fo:margin-bottom="0in" style:contextual-spacing="false" style:line-height-at-least="0.2291in" fo:orphans="2" fo:widows="2" fo:text-indent="0in" style:auto-text-indent="false" fo:padding="0in" fo:border="none"/>
      <style:text-properties fo:font-variant="normal" fo:text-transform="none" style:use-window-font-color="true" loext:opacity="0%" style:font-name="JetBrains Mono" fo:font-size="9.75pt" fo:letter-spacing="normal" fo:font-style="normal" fo:font-weight="normal" fo:background-color="transparent" loext:padding="0in" loext:border="none"/>
    </style:style>
    <style:style style:name="P13" style:family="paragraph" style:parent-style-name="Preformatted_20_Text">
      <style:paragraph-properties fo:margin-left="0.4583in" fo:margin-right="0.4583in" fo:margin-top="0in" fo:margin-bottom="0in" style:contextual-spacing="false" style:line-height-at-least="0.2291in" fo:text-indent="0in" style:auto-text-indent="false" fo:padding="0in" fo:border="none"/>
      <style:text-properties fo:font-variant="normal" fo:text-transform="none" style:use-window-font-color="true" loext:opacity="0%" style:font-name="JetBrains Mono" fo:background-color="transparent" loext:padding="0in" loext:border="none"/>
    </style:style>
    <style:style style:name="P14" style:family="paragraph" style:parent-style-name="Preformatted_20_Text">
      <style:paragraph-properties fo:margin-left="0in" fo:margin-right="0in" fo:margin-top="0in" fo:margin-bottom="0in" style:contextual-spacing="false" style:line-height-at-least="0.2291in" fo:orphans="2" fo:widows="2" fo:text-indent="0in" style:auto-text-indent="false" fo:padding="0in" fo:border="none"/>
      <style:text-properties fo:font-variant="normal" fo:text-transform="none" style:use-window-font-color="true" loext:opacity="0%" style:font-name="JetBrains Mono" fo:letter-spacing="normal" fo:background-color="transparent" loext:padding="0in" loext:border="none"/>
    </style:style>
    <style:style style:name="P15" style:family="paragraph" style:parent-style-name="Standard">
      <style:paragraph-properties fo:margin-left="0.4583in" fo:margin-right="0.4583in" fo:margin-top="0in" fo:margin-bottom="0in" style:contextual-spacing="false" style:line-height-at-least="0.2291in" fo:text-indent="0in" style:auto-text-indent="false" fo:padding="0in" fo:border="none"/>
      <style:text-properties fo:font-variant="normal" fo:text-transform="none" style:use-window-font-color="true" loext:opacity="0%" style:font-name="JetBrains Mono" fo:background-color="transparent" loext:padding="0in" loext:border="none"/>
    </style:style>
    <style:style style:name="P16" style:family="paragraph" style:parent-style-name="Standard">
      <style:paragraph-properties fo:margin-left="0.4583in" fo:margin-right="0.4583in" fo:margin-top="0.3335in" fo:margin-bottom="0.1665in" style:contextual-spacing="false" style:line-height-at-least="0.3543in" fo:text-indent="0in" style:auto-text-indent="false"/>
      <style:text-properties fo:font-variant="normal" fo:text-transform="none" fo:color="#cccccc" loext:opacity="100%" style:font-name="JetBrains Mono1" fo:font-size="12pt" fo:font-weight="normal" officeooo:paragraph-rsid="0019d002" fo:background-color="#1f1f1f" loext:padding="0in" loext:border="none"/>
    </style:style>
    <style:style style:name="P17" style:family="paragraph" style:parent-style-name="Standard">
      <style:paragraph-properties fo:margin-left="0in" fo:margin-right="0in" style:line-height-at-least="0.2291in" fo:text-indent="0in" style:auto-text-indent="false"/>
      <style:text-properties fo:color="#cccccc" loext:opacity="100%" style:font-name="JetBrains Mono1" fo:font-size="12pt" fo:font-weight="normal" fo:background-color="#1f1f1f"/>
    </style:style>
    <style:style style:name="P18" style:family="paragraph" style:parent-style-name="Standard">
      <style:paragraph-properties style:line-height-at-least="0.2291in"/>
      <style:text-properties fo:color="#cccccc" loext:opacity="100%" style:font-name="JetBrains Mono1" fo:font-size="12pt" fo:font-weight="normal" fo:background-color="#1f1f1f"/>
    </style:style>
    <style:style style:name="P19" style:family="paragraph" style:parent-style-name="Standard">
      <style:paragraph-properties fo:margin-left="0in" fo:margin-right="0in" style:line-height-at-least="0.2291in" fo:text-indent="0in" style:auto-text-indent="false"/>
      <style:text-properties fo:color="#cccccc" loext:opacity="100%" fo:background-color="#1f1f1f"/>
    </style:style>
    <style:style style:name="P20" style:family="paragraph" style:parent-style-name="Standard">
      <style:paragraph-properties fo:margin-left="0in" fo:margin-right="0in" style:line-height-at-least="0.2291in" fo:text-indent="0in" style:auto-text-indent="false"/>
      <style:text-properties fo:color="#6a9955" loext:opacity="100%" style:font-name="JetBrains Mono1" fo:font-size="12pt" fo:font-weight="normal" fo:background-color="#1f1f1f"/>
    </style:style>
    <style:style style:name="P21" style:family="paragraph" style:parent-style-name="Standard">
      <style:paragraph-properties fo:margin-left="0in" fo:margin-right="0in" style:line-height-at-least="0.2291in" fo:text-indent="0in" style:auto-text-indent="false"/>
      <style:text-properties fo:color="#ce9178" loext:opacity="100%" style:font-name="JetBrains Mono1" fo:font-size="12pt" fo:font-weight="normal" fo:background-color="#1f1f1f"/>
    </style:style>
    <style:style style:name="P22" style:family="paragraph" style:parent-style-name="Standard">
      <style:paragraph-properties fo:margin-left="0in" fo:margin-right="0in" style:line-height-at-least="0.2291in" fo:text-indent="0in" style:auto-text-indent="false"/>
      <style:text-properties fo:color="#ce92a4" loext:opacity="100%" style:font-name="JetBrains Mono1" fo:font-size="12pt" fo:font-weight="normal" fo:background-color="#1f1f1f"/>
    </style:style>
    <style:style style:name="P23" style:family="paragraph" style:parent-style-name="Standard">
      <style:paragraph-properties style:line-height-at-least="0.2291in"/>
    </style:style>
    <style:style style:name="P24" style:family="paragraph" style:parent-style-name="Standard">
      <style:paragraph-properties fo:margin-top="0in" fo:margin-bottom="0.1965in" style:contextual-spacing="false" style:line-height-at-least="0.2291in"/>
    </style:style>
    <style:style style:name="P25" style:family="paragraph" style:parent-style-name="Text_20_body">
      <style:paragraph-properties fo:margin-left="0in" fo:margin-right="0in" fo:margin-top="0in" fo:margin-bottom="0.1665in" style:contextual-spacing="false" fo:orphans="2" fo:widows="2" fo:text-indent="0in" style:auto-text-indent="false"/>
      <style:text-properties fo:font-variant="normal" fo:text-transform="none" style:use-window-font-color="true" loext:opacity="0%" style:font-name="JetBrains Mono" fo:font-size="10.5pt" fo:letter-spacing="normal" fo:font-style="normal" fo:font-weight="normal" fo:background-color="transparent" loext:padding="0in" loext:border="none"/>
    </style:style>
    <style:style style:name="P26" style:family="paragraph" style:parent-style-name="Text_20_body">
      <style:paragraph-properties fo:margin-left="0in" fo:margin-right="0in" fo:margin-top="0.1665in" fo:margin-bottom="0.1665in" style:contextual-spacing="false" fo:orphans="2" fo:widows="2" fo:text-indent="0in" style:auto-text-indent="false"/>
      <style:text-properties fo:font-variant="normal" fo:text-transform="none" style:use-window-font-color="true" loext:opacity="0%" style:font-name="JetBrains Mono" fo:font-size="10.5pt" fo:letter-spacing="normal" fo:font-style="normal" fo:font-weight="normal" fo:background-color="transparent" loext:padding="0in" loext:border="none"/>
    </style:style>
    <style:style style:name="P27" style:family="paragraph" style:parent-style-name="Text_20_body">
      <style:paragraph-properties fo:margin-left="0in" fo:margin-right="0in" fo:margin-top="0.1665in" fo:margin-bottom="0in" style:contextual-spacing="false" fo:orphans="2" fo:widows="2" fo:text-indent="0in" style:auto-text-indent="false"/>
      <style:text-properties fo:font-variant="normal" fo:text-transform="none" style:use-window-font-color="true" loext:opacity="0%" style:font-name="JetBrains Mono" fo:font-size="10.5pt" fo:letter-spacing="normal" fo:font-style="normal" fo:font-weight="normal" fo:background-color="transparent" loext:padding="0in" loext:border="none"/>
    </style:style>
    <style:style style:name="P28" style:family="paragraph" style:parent-style-name="Text_20_body" style:list-style-name="L1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style:use-window-font-color="true" loext:opacity="0%" style:font-name="JetBrains Mono" fo:font-size="10.5pt" fo:letter-spacing="normal" fo:font-style="normal" fo:font-weight="normal" fo:background-color="transparent" loext:padding="0in" loext:border="none"/>
    </style:style>
    <style:style style:name="P29" style:family="paragraph" style:parent-style-name="Text_20_body">
      <style:paragraph-properties fo:margin-left="0.0835in" fo:margin-right="0in" style:line-height-at-least="0.1874in" fo:orphans="2" fo:widows="2" fo:text-indent="0in" style:auto-text-indent="false"/>
      <style:text-properties fo:font-variant="normal" fo:text-transform="none" style:use-window-font-color="true" loext:opacity="0%" style:font-name="JetBrains Mono" fo:font-size="9pt" fo:letter-spacing="normal" fo:font-style="normal" fo:font-weight="normal" fo:background-color="transparent" loext:padding="0in" loext:border="none"/>
    </style:style>
    <style:style style:name="P30" style:family="paragraph" style:parent-style-name="Text_20_body">
      <style:paragraph-properties fo:margin-left="0.4583in" fo:margin-right="0.4583in" fo:margin-top="0.3335in" fo:margin-bottom="0.1665in" style:contextual-spacing="false" style:line-height-at-least="0.3543in" fo:text-indent="0in" style:auto-text-indent="false"/>
      <style:text-properties fo:font-variant="normal" fo:text-transform="none" style:use-window-font-color="true" loext:opacity="0%" style:font-name="JetBrains Mono" officeooo:paragraph-rsid="0019d002" fo:background-color="transparent" loext:padding="0in" loext:border="none"/>
    </style:style>
    <style:style style:name="P31" style:family="paragraph" style:parent-style-name="Text_20_body">
      <style:paragraph-properties fo:margin-left="0.0835in" fo:margin-right="0.4583in" fo:margin-top="0in" fo:margin-bottom="0.25in" style:contextual-spacing="false" style:line-height-at-least="0.1874in" fo:text-indent="0in" style:auto-text-indent="false"/>
      <style:text-properties style:use-window-font-color="true" loext:opacity="0%" style:font-name="JetBrains Mono" fo:font-size="9pt" fo:background-color="transparent" loext:padding="0in" loext:border="none"/>
    </style:style>
    <style:style style:name="T1" style:family="text">
      <style:text-properties fo:font-size="9.75pt" fo:font-style="normal"/>
    </style:style>
    <style:style style:name="T2" style:family="text">
      <style:text-properties fo:font-size="9.75pt" fo:font-style="normal" fo:font-weight="normal"/>
    </style:style>
    <style:style style:name="T3" style:family="text">
      <style:text-properties fo:color="#e9ae7e" loext:opacity="100%"/>
    </style:style>
    <style:style style:name="T4" style:family="text">
      <style:text-properties fo:color="#e9ae7e" loext:opacity="100%" style:font-name="Menlo" fo:font-size="9.75pt" fo:font-style="normal" fo:font-weight="normal"/>
    </style:style>
    <style:style style:name="T5" style:family="text">
      <style:text-properties fo:color="#e3eaf2" loext:opacity="100%"/>
    </style:style>
    <style:style style:name="T6" style:family="text">
      <style:text-properties fo:color="#e3eaf2" loext:opacity="100%" style:font-name="Menlo" fo:font-size="9.75pt" fo:font-style="normal" fo:font-weight="normal"/>
    </style:style>
    <style:style style:name="T7" style:family="text">
      <style:text-properties fo:color="#91d076" loext:opacity="100%"/>
    </style:style>
    <style:style style:name="T8" style:family="text">
      <style:text-properties fo:color="#e6d37a" loext:opacity="100%"/>
    </style:style>
    <style:style style:name="T9" style:family="text">
      <style:text-properties fo:color="#e6d37a" loext:opacity="100%" style:font-name="Menlo" fo:font-size="9.75pt" fo:font-style="normal" fo:font-weight="normal"/>
    </style:style>
    <style:style style:name="T10" style:family="text">
      <style:text-properties fo:color="#8da1b9" loext:opacity="100%"/>
    </style:style>
    <style:style style:name="T11" style:family="text">
      <style:text-properties style:font-name="Menlo" fo:font-size="9.75pt" fo:font-style="normal" fo:font-weight="normal"/>
    </style:style>
    <style:style style:name="T12" style:family="text">
      <style:text-properties fo:color="#c699e3" loext:opacity="100%"/>
    </style:style>
    <style:style style:name="T13" style:family="text">
      <style:text-properties fo:color="#6cb8e6" loext:opacity="100%"/>
    </style:style>
    <style:style style:name="T14" style:family="text">
      <style:text-properties fo:color="#f4adf4" loext:opacity="100%"/>
    </style:style>
    <style:style style:name="T15" style:family="text">
      <style:text-properties fo:color="#b5cea8" loext:opacity="100%"/>
    </style:style>
    <style:style style:name="T16" style:family="text">
      <style:text-properties fo:color="#d4d4d4" loext:opacity="100%"/>
    </style:style>
    <style:style style:name="T17" style:family="text">
      <style:text-properties fo:color="#d4d4d4" loext:opacity="100%" style:font-name="JetBrains Mono1" fo:font-size="12pt" fo:font-weight="normal"/>
    </style:style>
    <style:style style:name="T18" style:family="text">
      <style:text-properties fo:color="#569cd6" loext:opacity="100%"/>
    </style:style>
    <style:style style:name="T19" style:family="text">
      <style:text-properties fo:color="#569cd6" loext:opacity="100%" style:font-name="JetBrains Mono1" fo:font-size="12pt" fo:font-weight="normal"/>
    </style:style>
    <style:style style:name="T20" style:family="text">
      <style:text-properties fo:color="#9cdcfe" loext:opacity="100%"/>
    </style:style>
    <style:style style:name="T21" style:family="text">
      <style:text-properties fo:color="#dcdcaa" loext:opacity="100%"/>
    </style:style>
    <style:style style:name="T22" style:family="text">
      <style:text-properties fo:color="#4ec9b0" loext:opacity="100%"/>
    </style:style>
    <style:style style:name="T23" style:family="text">
      <style:text-properties fo:color="#6a9955" loext:opacity="100%"/>
    </style:style>
    <style:style style:name="T24" style:family="text">
      <style:text-properties fo:color="#ce9178" loext:opacity="100%"/>
    </style:style>
    <style:style style:name="T25" style:family="text">
      <style:text-properties fo:color="#ce92a4" loext:opacity="100%"/>
    </style:style>
    <style:style style:name="T26" style:family="text">
      <style:text-properties fo:color="#ce92a4" loext:opacity="100%" style:font-name="JetBrains Mono1" fo:font-size="12pt" fo:font-weight="normal"/>
    </style:style>
    <style:style style:name="T27" style:family="text">
      <style:text-properties fo:color="#d7ba7d" loext:opacity="100%"/>
    </style:style>
    <style:style style:name="T28" style:family="text">
      <style:text-properties fo:color="#f44747" loext:opacity="100%"/>
    </style:style>
    <style:style style:name="T29" style:family="text">
      <style:text-properties fo:color="#f44747" loext:opacity="100%" style:font-name="JetBrains Mono1" fo:font-size="12pt" fo:font-weight="normal"/>
    </style:style>
    <style:style style:name="T30" style:family="text">
      <style:text-properties style:font-name="JetBrains Mono1" fo:font-size="12pt" fo:font-weight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ython Fundamentals</text:h>
      <text:h text:style-name="P3" text:outline-level="1">1. Built-in Data Types</text:h>
      <text:h text:style-name="P4" text:outline-level="1">None Type</text:h>
      <text:p text:style-name="P31">python</text:p>
      <text:p text:style-name="P11">x = None</text:p>
      <text:p text:style-name="P11">print(x, type(x)) <text:s/># Output: None &lt;class 'NoneType'&gt;</text:p>
      <text:h text:style-name="P7" text:outline-level="3">Number Types</text:h>
      <text:p text:style-name="P31">python</text:p>
      <text:p text:style-name="P11"># Integer</text:p>
      <text:p text:style-name="P11">y = 10</text:p>
      <text:p text:style-name="P11">print(y, type(y)) <text:s/># Output: 10 &lt;class 'int'&gt;</text:p>
      <text:p text:style-name="P9"/>
      <text:p text:style-name="P11"># Float</text:p>
      <text:p text:style-name="P11">price = 25.56</text:p>
      <text:p text:style-name="P11">value = 5.1e5</text:p>
      <text:p text:style-name="P11">print(type(price)) <text:s/># Output: &lt;class 'float'&gt;</text:p>
      <text:p text:style-name="P11">print(type(value)) <text:s/># Output: &lt;class 'float'&gt;</text:p>
      <text:p text:style-name="P9"/>
      <text:p text:style-name="P11"># Complex</text:p>
      <text:p text:style-name="P11">com = 5 + 7j</text:p>
      <text:p text:style-name="P11">print(com, type(com)) <text:s/># Output: (5+7j) &lt;class 'complex'&gt;</text:p>
      <text:h text:style-name="P7" text:outline-level="3">Boolean Type</text:h>
      <text:p text:style-name="P31">python</text:p>
      <text:p text:style-name="P11">is_active = True</text:p>
      <text:p text:style-name="P11">is_valid = False</text:p>
      <text:p text:style-name="P11">print(type(is_active)) <text:s/># Output: &lt;class 'bool'&gt;</text:p>
      <text:h text:style-name="P7" text:outline-level="3"><text:soft-page-break/>Sequence Types</text:h>
      <text:p text:style-name="P31">python</text:p>
      <text:p text:style-name="P11"># String</text:p>
      <text:p text:style-name="P11">str_val = "geekyshows"</text:p>
      <text:p text:style-name="P11">print(str_val, type(str_val)) <text:s/># Output: geekyshows &lt;class 'str'&gt;</text:p>
      <text:p text:style-name="P9"/>
      <text:p text:style-name="P11"># List (mutable)</text:p>
      <text:p text:style-name="P11">data_list = [10, 5.6, "geekyshows"]</text:p>
      <text:p text:style-name="P11">print(data_list, type(data_list)) <text:s/># Output: [10, 5.6, 'geekyshows'] &lt;class 'list'&gt;</text:p>
      <text:p text:style-name="P9"/>
      <text:p text:style-name="P11"># Tuple (immutable)</text:p>
      <text:p text:style-name="P11">data_tuple = (10, 5.6, "geekyshows")</text:p>
      <text:p text:style-name="P11">print(data_tuple, type(data_tuple)) <text:s/># Output: (10, 5.6, 'geekyshows') &lt;class 'tuple'&gt;</text:p>
      <text:p text:style-name="P9"/>
      <text:p text:style-name="P11"># Range</text:p>
      <text:p text:style-name="P11">rg1 = range(5)</text:p>
      <text:p text:style-name="P11">print(rg1, type(rg1)) <text:s/># Output: range(0, 5) &lt;class 'range'&gt;</text:p>
      <text:p text:style-name="P9"/>
      <text:p text:style-name="P11">rg2 = range(10, 20, 2)</text:p>
      <text:p text:style-name="P11">print(rg2, type(rg2)) <text:s/># Output: range(10, 20, 2) &lt;class 'range'&gt;</text:p>
      <text:h text:style-name="P7" text:outline-level="3">Set Type</text:h>
      <text:p text:style-name="P31">python</text:p>
      <text:p text:style-name="P11">data_set = {10, 20, 10, 30, 40, "geekyshows"}</text:p>
      <text:p text:style-name="P11">print(data_set, type(data_set)) <text:s/># Output: {40, 10, 'geekyshows', 20, 30} &lt;class 'set'&gt;</text:p>
      <text:h text:style-name="P7" text:outline-level="3">Mapping Type (Dictionary)</text:h>
      <text:p text:style-name="P31">python</text:p>
      <text:p text:style-name="P11">data_dict = {</text:p>
      <text:p text:style-name="P13"><text:s text:c="4"/><text:span text:style-name="T2">101: "Rahul",</text:span></text:p>
      <text:p text:style-name="P13"><text:s text:c="4"/><text:span text:style-name="T2">102: "Sonam",</text:span></text:p>
      <text:p text:style-name="P13"><text:s text:c="4"/><text:span text:style-name="T2">103: "Raj",</text:span></text:p>
      <text:p text:style-name="P11">}</text:p>
      <text:p text:style-name="P11">print(data_dict, type(data_dict)) <text:s/># Output: {101: 'Rahul', 102: 'Sonam', 103: 'Raj'} &lt;class 'dict'&gt;</text:p>
      <text:h text:style-name="P5" text:outline-level="2"><text:soft-page-break/>2. Variable Declaration &amp; Initialization</text:h>
      <text:p text:style-name="P31">python</text:p>
      <text:p text:style-name="P11"># Multiple variables with same value</text:p>
      <text:p text:style-name="P11">a = b = c = d = 10</text:p>
      <text:p text:style-name="P11">print(a, b, c, d) <text:s/># Output: 10 10 10 10</text:p>
      <text:p text:style-name="P9"/>
      <text:p text:style-name="P11"># Multiple variables with different values</text:p>
      <text:p text:style-name="P11">a, b, c, d = 10, 10.25, "geekyshows", True</text:p>
      <text:p text:style-name="P11">print(a, b, c, d) <text:s/># Output: 10 10.25 geekyshows True</text:p>
      <text:h text:style-name="P5" text:outline-level="2">3. Operators</text:h>
      <text:h text:style-name="P7" text:outline-level="3">Arithmetic Operators</text:h>
      <text:p text:style-name="P31">python</text:p>
      <text:p text:style-name="P11">print(4 + 2) <text:s text:c="2"/># Addition: 6</text:p>
      <text:p text:style-name="P11">print(4 - 2) <text:s text:c="2"/># Subtraction: 2</text:p>
      <text:p text:style-name="P11">print(4 * 2) <text:s text:c="2"/># Multiplication: 8</text:p>
      <text:p text:style-name="P11">print(4 / 2) <text:s text:c="2"/># Division: 2.0</text:p>
      <text:p text:style-name="P11">print(5 % 2) <text:s text:c="2"/># Modulus: 1</text:p>
      <text:p text:style-name="P11">print(5 ** 2) <text:s/># Exponentiation: 25</text:p>
      <text:p text:style-name="P11">print(5 // 2) <text:s/># Floor Division: 2</text:p>
      <text:p text:style-name="P11">print(-5 // 2) # Floor Division: -3</text:p>
      <text:h text:style-name="P7" text:outline-level="3">Relational/Comparison Operators</text:h>
      <text:p text:style-name="P31">python</text:p>
      <text:p text:style-name="P11">print(5 &lt; 2) <text:s text:c="2"/># Less than: False</text:p>
      <text:p text:style-name="P11">print(5 &gt; 2) <text:s text:c="2"/># Greater than: True</text:p>
      <text:p text:style-name="P11">print(5 &lt;= 2) <text:s/># Less than or equal: False</text:p>
      <text:p text:style-name="P11">print(5 &gt;= 2) <text:s/># Greater than or equal: True</text:p>
      <text:p text:style-name="P11">print(5 == 2) <text:s/># Equal to: False</text:p>
      <text:p text:style-name="P11">print(5 != 2) <text:s/># Not equal to: True</text:p>
      <text:h text:style-name="P7" text:outline-level="3">Logical Operators</text:h>
      <text:p text:style-name="P31">python</text:p>
      <text:p text:style-name="P11">print((5 &lt; 2) and (5 &gt; 3)) <text:s/># AND: False</text:p>
      <text:p text:style-name="P11"><text:soft-page-break/>print((5 &lt; 2) or (5 &gt; 3)) <text:s text:c="2"/># OR: True</text:p>
      <text:p text:style-name="P11">print(not (5 &lt; 2)) <text:s text:c="9"/># NOT: True</text:p>
      <text:h text:style-name="P7" text:outline-level="3">Assignment Operators</text:h>
      <text:p text:style-name="P31">python</text:p>
      <text:p text:style-name="P11">y = 10 + 20</text:p>
      <text:p text:style-name="P11">print(y) <text:s/># Output: 30</text:p>
      <text:p text:style-name="P9"/>
      <text:p text:style-name="P11">m = 15</text:p>
      <text:p text:style-name="P11">m += 10 <text:s/># m = m + 10</text:p>
      <text:p text:style-name="P11">print(m) <text:s/># Output: 25</text:p>
      <text:p text:style-name="P9"/>
      <text:p text:style-name="P11">m = 15</text:p>
      <text:p text:style-name="P11">m -= 10 <text:s/># m = m - 10</text:p>
      <text:p text:style-name="P11">print(m) <text:s/># Output: 5</text:p>
      <text:p text:style-name="P9"/>
      <text:p text:style-name="P11">m = 15</text:p>
      <text:p text:style-name="P11">m *= 10 <text:s/># m = m * 10</text:p>
      <text:p text:style-name="P11">print(m) <text:s/># Output: 150</text:p>
      <text:p text:style-name="P9"/>
      <text:p text:style-name="P11">m = 15</text:p>
      <text:p text:style-name="P11">m /= 10 <text:s/># m = m / 10</text:p>
      <text:p text:style-name="P11">print(m) <text:s/># Output: 1.5</text:p>
      <text:p text:style-name="P9"/>
      <text:p text:style-name="P11">m = 15</text:p>
      <text:p text:style-name="P11">m %= 10 <text:s/># m = m % 10</text:p>
      <text:p text:style-name="P11">print(m) <text:s/># Output: 5</text:p>
      <text:p text:style-name="P9"/>
      <text:p text:style-name="P11">m = 15</text:p>
      <text:p text:style-name="P11">m **= 2 <text:s/># m = m ** 2</text:p>
      <text:p text:style-name="P11">print(m) <text:s/># Output: 225</text:p>
      <text:p text:style-name="P9"/>
      <text:p text:style-name="P11">m = 15</text:p>
      <text:p text:style-name="P11">m //= 10 <text:s/># m = m // 10</text:p>
      <text:p text:style-name="P11">print(m) <text:s/># Output: 1</text:p>
      <text:h text:style-name="P7" text:outline-level="3">Bitwise Operators</text:h>
      <text:p text:style-name="P31">python</text:p>
      <text:p text:style-name="P11">a = 10</text:p>
      <text:p text:style-name="P11">b = 15</text:p>
      <text:p text:style-name="P9"/>
      <text:p text:style-name="P11"><text:soft-page-break/>print("~a =", ~a) <text:s text:c="7"/># Bitwise NOT: -11</text:p>
      <text:p text:style-name="P11">print("a &amp; b =", a &amp; b) <text:s/># Bitwise AND: 10</text:p>
      <text:p text:style-name="P11">print("a | b =", a | b) <text:s/># Bitwise OR: 15</text:p>
      <text:p text:style-name="P11">print("a ^ b =", a ^ b) <text:s/># Bitwise XOR: 5</text:p>
      <text:p text:style-name="P11">print("a &lt;&lt; 2 =", a &lt;&lt; 2) # Left shift: 40</text:p>
      <text:p text:style-name="P11">print("a &gt;&gt; 2 =", a &gt;&gt; 2) # Right shift: 2</text:p>
      <text:h text:style-name="P7" text:outline-level="3">Membership Operators</text:h>
      <text:p text:style-name="P31">python</text:p>
      <text:p text:style-name="P11">str_val = "welcome to geekyshows"</text:p>
      <text:p text:style-name="P11">print("to" in str_val) <text:s text:c="4"/># Output: True</text:p>
      <text:p text:style-name="P9"/>
      <text:p text:style-name="P11">str_val = "welcome top geekyshows"</text:p>
      <text:p text:style-name="P11">print("to" in str_val) <text:s text:c="4"/># Output: False</text:p>
      <text:p text:style-name="P11">print("to" not in str_val) # Output: True</text:p>
      <text:p text:style-name="P9"/>
      <text:p text:style-name="P11">str_val = "welcome to geekyshows"</text:p>
      <text:p text:style-name="P11">print("subs" in str_val) <text:s text:c="3"/># Output: False</text:p>
      <text:p text:style-name="P11">print("subs" not in str_val) # Output: True</text:p>
      <text:h text:style-name="P7" text:outline-level="3">Identity Operators</text:h>
      <text:p text:style-name="P31">python</text:p>
      <text:p text:style-name="P11">a = 10</text:p>
      <text:p text:style-name="P11">b = 10</text:p>
      <text:p text:style-name="P11">print(a is b) <text:s text:c="7"/># Output: True</text:p>
      <text:p text:style-name="P9"/>
      <text:p text:style-name="P11">a = 10</text:p>
      <text:p text:style-name="P11">b = "10"</text:p>
      <text:p text:style-name="P11">print(a is b) <text:s text:c="7"/># Output: False</text:p>
      <text:p text:style-name="P11">print(a is not b) <text:s text:c="3"/># Output: True</text:p>
      <text:h text:style-name="P5" text:outline-level="2">4. Operator Precedence and Associativity</text:h>
      <text:p text:style-name="P31">python</text:p>
      <text:p text:style-name="P11">value = (1 + 1) * 2**4 // 3 + 4 - 1</text:p>
      <text:p text:style-name="P11">print(value) <text:s/># Output: 14</text:p>
      <text:h text:style-name="P5" text:outline-level="2"><text:soft-page-break/>5. Type Conversion</text:h>
      <text:h text:style-name="P7" text:outline-level="3">Implicit Type Conversion</text:h>
      <text:p text:style-name="P31">python</text:p>
      <text:p text:style-name="P11">a = 5</text:p>
      <text:p text:style-name="P11">b = 2</text:p>
      <text:p text:style-name="P11">value = a / b</text:p>
      <text:p text:style-name="P11">print(value, type(value)) <text:s/># Output: 2.5 &lt;class 'float'&gt;</text:p>
      <text:h text:style-name="P7" text:outline-level="3">Explicit Type Conversion</text:h>
      <text:p text:style-name="P31">python</text:p>
      <text:p text:style-name="P11">n = 5.5</text:p>
      <text:p text:style-name="P11">print(int(n)) <text:s text:c="5"/># 5</text:p>
      <text:p text:style-name="P11">print(float(n)) <text:s text:c="3"/># 5.5</text:p>
      <text:p text:style-name="P11">print(complex(n)) <text:s/># (5.5+0j)</text:p>
      <text:p text:style-name="P11">print(str(n)) <text:s text:c="5"/># '5.5'</text:p>
      <text:p text:style-name="P11">print(bin(10)) <text:s text:c="4"/># '0b1010'</text:p>
      <text:p text:style-name="P11">print(oct(10)) <text:s text:c="4"/># '0o12'</text:p>
      <text:p text:style-name="P11">print(hex(10)) <text:s text:c="4"/># '0xa'</text:p>
      <text:h text:style-name="P5" text:outline-level="2">6. Control Structures</text:h>
      <text:h text:style-name="P7" text:outline-level="3">If Statement</text:h>
      <text:p text:style-name="P31">python</text:p>
      <text:p text:style-name="P11">"""</text:p>
      <text:p text:style-name="P11">if condition:</text:p>
      <text:p text:style-name="P13"><text:s text:c="4"/><text:span text:style-name="T2">statement1</text:span></text:p>
      <text:p text:style-name="P13"><text:s text:c="4"/><text:span text:style-name="T2">statement2</text:span></text:p>
      <text:p text:style-name="P11">elif condition1 and condition2:</text:p>
      <text:p text:style-name="P13"><text:s text:c="4"/><text:span text:style-name="T2">statement1</text:span></text:p>
      <text:p text:style-name="P13"><text:s text:c="4"/><text:span text:style-name="T2">statement2</text:span></text:p>
      <text:p text:style-name="P11">else:</text:p>
      <text:p text:style-name="P13"><text:s text:c="4"/><text:span text:style-name="T2">statement1</text:span></text:p>
      <text:p text:style-name="P13"><text:s text:c="4"/><text:span text:style-name="T2">statement2</text:span></text:p>
      <text:p text:style-name="P11">"""</text:p>
      <text:p text:style-name="P9"/>
      <text:p text:style-name="P11"><text:soft-page-break/># Example:</text:p>
      <text:p text:style-name="P11">a = int(input("Enter an integer: "))</text:p>
      <text:p text:style-name="P11">if a &gt; 5:</text:p>
      <text:p text:style-name="P13"><text:s text:c="4"/><text:span text:style-name="T2">print("Greater")</text:span></text:p>
      <text:p text:style-name="P13"><text:s text:c="4"/><text:span text:style-name="T2">print("Hello World")</text:span></text:p>
      <text:p text:style-name="P9"/>
      <text:p text:style-name="P11">if (5 &gt; 2) and (7 &gt; 3):</text:p>
      <text:p text:style-name="P13"><text:s text:c="4"/><text:span text:style-name="T2">print("if statement with logical operator")</text:span></text:p>
      <text:p text:style-name="P11">print("Rest of the code")</text:p>
      <text:h text:style-name="P7" text:outline-level="3">While Loop</text:h>
      <text:p text:style-name="P31">python</text:p>
      <text:p text:style-name="P11">"""</text:p>
      <text:p text:style-name="P11">while condition:</text:p>
      <text:p text:style-name="P13"><text:s text:c="4"/><text:span text:style-name="T2">statement</text:span></text:p>
      <text:p text:style-name="P9"/>
      <text:p text:style-name="P11">while condition:</text:p>
      <text:p text:style-name="P13"><text:s text:c="4"/><text:span text:style-name="T2">statement</text:span></text:p>
      <text:p text:style-name="P11">else:</text:p>
      <text:p text:style-name="P13"><text:s text:c="4"/><text:span text:style-name="T2">statement</text:span></text:p>
      <text:p text:style-name="P9"/>
      <text:p text:style-name="P11">while condition:</text:p>
      <text:p text:style-name="P13"><text:s text:c="4"/><text:span text:style-name="T2">statement</text:span></text:p>
      <text:p text:style-name="P13"><text:s text:c="4"/><text:span text:style-name="T2">while condition:</text:span></text:p>
      <text:p text:style-name="P13"><text:s text:c="8"/><text:span text:style-name="T2">statement</text:span></text:p>
      <text:p text:style-name="P11">"""</text:p>
      <text:h text:style-name="P7" text:outline-level="3">For Loop</text:h>
      <text:p text:style-name="P31">python</text:p>
      <text:p text:style-name="P11">"""</text:p>
      <text:p text:style-name="P11">for var in sequence:</text:p>
      <text:p text:style-name="P13"><text:s text:c="4"/><text:span text:style-name="T2">statement</text:span></text:p>
      <text:p text:style-name="P9"/>
      <text:p text:style-name="P11">for var in sequence:</text:p>
      <text:p text:style-name="P13"><text:s text:c="4"/><text:span text:style-name="T2">statement</text:span></text:p>
      <text:p text:style-name="P13"><text:s text:c="4"/><text:span text:style-name="T2">for var in sequence:</text:span></text:p>
      <text:p text:style-name="P13"><text:s text:c="8"/><text:span text:style-name="T2">statement</text:span></text:p>
      <text:p text:style-name="P9"/>
      <text:p text:style-name="P11">for var in sequence:</text:p>
      <text:p text:style-name="P13"><text:s text:c="4"/><text:span text:style-name="T2">statement</text:span></text:p>
      <text:p text:style-name="P11">else:</text:p>
      <text:p text:style-name="P13"><text:soft-page-break/><text:s text:c="4"/><text:span text:style-name="T2">statement</text:span></text:p>
      <text:p text:style-name="P11">"""</text:p>
      <text:p text:style-name="P9"/>
      <text:p text:style-name="P11"># Examples:</text:p>
      <text:p text:style-name="P11">str_val = "geekyshows"</text:p>
      <text:p text:style-name="P11">for ch in str_val:</text:p>
      <text:p text:style-name="P13"><text:s text:c="4"/><text:span text:style-name="T2">print(ch, end=" ")</text:span></text:p>
      <text:p text:style-name="P11">print()</text:p>
      <text:p text:style-name="P9"/>
      <text:p text:style-name="P11">print(len(str_val))</text:p>
      <text:p text:style-name="P9"/>
      <text:p text:style-name="P11">for i in range(10):</text:p>
      <text:p text:style-name="P13"><text:s text:c="4"/><text:span text:style-name="T2">print(i, end=" ")</text:span></text:p>
      <text:p text:style-name="P11">print()</text:p>
      <text:h text:style-name="P7" text:outline-level="3">Range Function</text:h>
      <text:p text:style-name="P31">python</text:p>
      <text:p text:style-name="P11"># range(start, stop, stepsize)</text:p>
      <text:p text:style-name="P11">for i in range(5): <text:s text:c="10"/># 0 to 4</text:p>
      <text:p text:style-name="P13"><text:s text:c="4"/><text:span text:style-name="T2">print(i, end=" ")</text:span></text:p>
      <text:p text:style-name="P11">print()</text:p>
      <text:p text:style-name="P9"/>
      <text:p text:style-name="P11">for i in range(2, 10): <text:s text:c="6"/># 2 to 9</text:p>
      <text:p text:style-name="P13"><text:s text:c="4"/><text:span text:style-name="T2">print(i, end=" ")</text:span></text:p>
      <text:p text:style-name="P11">print()</text:p>
      <text:p text:style-name="P9"/>
      <text:p text:style-name="P11">for i in range(2, 10, 2): <text:s text:c="3"/># 2,4,6,8</text:p>
      <text:p text:style-name="P13"><text:s text:c="4"/><text:span text:style-name="T2">print(i, end=" ")</text:span></text:p>
      <text:p text:style-name="P11">print()</text:p>
      <text:h text:style-name="P5" text:outline-level="2">7. Arrays</text:h>
      <text:p text:style-name="P31">python</text:p>
      <text:p text:style-name="P11">from array import array</text:p>
      <text:p text:style-name="P9"/>
      <text:p text:style-name="P11"># Creating arrays</text:p>
      <text:p text:style-name="P11">stu_roll_int = array("i", [1, 2, 3, 4, 5])</text:p>
      <text:p text:style-name="P11">stu_roll_float = array("f", [1.0, 2.0, 3.0, 4.0, 5.0])</text:p>
      <text:p text:style-name="P9"/>
      <text:p text:style-name="P11"># Array operations</text:p>
      <text:p text:style-name="P11">stu_roll_float.append(6.0)</text:p>
      <text:p text:style-name="P11">stu_roll_float.append(7.0)</text:p>
      <text:p text:style-name="P9"><text:soft-page-break/></text:p>
      <text:p text:style-name="P11">for i in stu_roll_float:</text:p>
      <text:p text:style-name="P13"><text:s text:c="4"/><text:span text:style-name="T2">print(i, end=" ")</text:span></text:p>
      <text:p text:style-name="P11">print()</text:p>
      <text:p text:style-name="P9"/>
      <text:p text:style-name="P11">print(len(stu_roll_float))</text:p>
      <text:p text:style-name="P9"/>
      <text:p text:style-name="P11"># User input array</text:p>
      <text:p text:style-name="P11">roll = array("i", [])</text:p>
      <text:p text:style-name="P11">n = int(input("Enter number of elements: "))</text:p>
      <text:p text:style-name="P11">for i in range(n):</text:p>
      <text:p text:style-name="P13"><text:s text:c="4"/><text:span text:style-name="T2">roll.append(int(input()))</text:span></text:p>
      <text:p text:style-name="P9"/>
      <text:p text:style-name="P11"># More array operations</text:p>
      <text:p text:style-name="P11">roll = array("i", [1, 2, 3, 4, 5, 5, 6])</text:p>
      <text:p text:style-name="P11">roll1 = array("i", [7, 8, 9, 10])</text:p>
      <text:p text:style-name="P9"/>
      <text:p text:style-name="P11">roll.insert(0, 0) <text:s text:c="5"/># Insert at beginning</text:p>
      <text:p text:style-name="P11">roll.pop() <text:s text:c="12"/># Remove last element</text:p>
      <text:p text:style-name="P11">roll.pop(0) <text:s text:c="11"/># Remove element at index 0</text:p>
      <text:p text:style-name="P11">roll.remove(5) <text:s text:c="8"/># Remove first occurrence of 5</text:p>
      <text:p text:style-name="P11">print(roll.index(1)) <text:s text:c="2"/># Find index of element</text:p>
      <text:p text:style-name="P11">roll.reverse() <text:s text:c="8"/># Reverse array</text:p>
      <text:p text:style-name="P11">roll.extend(roll1) <text:s text:c="4"/># Extend with another array</text:p>
      <text:p text:style-name="P9"/>
      <text:p text:style-name="P11">for e in roll:</text:p>
      <text:p text:style-name="P13"><text:s text:c="4"/><text:span text:style-name="T2">print(e, end=" ")</text:span></text:p>
      <text:p text:style-name="P11">print()</text:p>
      <text:p text:style-name="P9"/>
      <text:p text:style-name="P11"># Array Slicing</text:p>
      <text:p text:style-name="P11"># newArrayName = arrayName[start:stop:stepsize]</text:p>
      <text:p text:style-name="P11">a = roll[:5]</text:p>
      <text:p text:style-name="P11">for i in a:</text:p>
      <text:p text:style-name="P13"><text:s text:c="4"/><text:span text:style-name="T2">print(i)</text:span></text:p>
      <text:h text:style-name="P5" text:outline-level="2">8. Control Flow Statements</text:h>
      <text:h text:style-name="P7" text:outline-level="3">Break, Continue &amp; Pass</text:h>
      <text:p text:style-name="P31">python</text:p>
      <text:p text:style-name="P11"># Break example</text:p>
      <text:p text:style-name="P11">for i in range(10):</text:p>
      <text:p text:style-name="P13"><text:s text:c="4"/><text:span text:style-name="T2">if i == 5:</text:span></text:p>
      <text:p text:style-name="P13"><text:soft-page-break/><text:s text:c="8"/><text:span text:style-name="T2">break</text:span></text:p>
      <text:p text:style-name="P13"><text:s text:c="4"/><text:span text:style-name="T2">print(i, end=" ")</text:span></text:p>
      <text:p text:style-name="P11">print()</text:p>
      <text:p text:style-name="P9"/>
      <text:p text:style-name="P11"># Continue example</text:p>
      <text:p text:style-name="P11">for i in range(10):</text:p>
      <text:p text:style-name="P13"><text:s text:c="4"/><text:span text:style-name="T2">if i == 5:</text:span></text:p>
      <text:p text:style-name="P13"><text:s text:c="8"/><text:span text:style-name="T2">continue</text:span></text:p>
      <text:p text:style-name="P13"><text:s text:c="4"/><text:span text:style-name="T2">print(i, end=" ")</text:span></text:p>
      <text:p text:style-name="P11">print()</text:p>
      <text:p text:style-name="P9"/>
      <text:p text:style-name="P11"># Pass example</text:p>
      <text:p text:style-name="P11">for i in range(5):Python Fundamentals</text:p>
      <text:p text:style-name="P11">1. Built-in Data Types</text:p>
      <text:p text:style-name="P11">None Type</text:p>
      <text:p text:style-name="P11">python</text:p>
      <text:p text:style-name="P11">x = None</text:p>
      <text:p text:style-name="P11">print(x, type(x)) <text:s/># Output: None &lt;class 'NoneType'&gt;</text:p>
      <text:p text:style-name="P11">Number Types</text:p>
      <text:p text:style-name="P11">python</text:p>
      <text:p text:style-name="P11"># Integer</text:p>
      <text:p text:style-name="P11">y = 10</text:p>
      <text:p text:style-name="P11">print(y, type(y)) <text:s/># Output: 10 &lt;class 'int'&gt;</text:p>
      <text:p text:style-name="P11"/>
      <text:p text:style-name="P11"># Float</text:p>
      <text:p text:style-name="P11">price = 25.56</text:p>
      <text:p text:style-name="P11">value = 5.1e5</text:p>
      <text:p text:style-name="P11">print(type(price)) <text:s/># Output: &lt;class 'float'&gt;</text:p>
      <text:p text:style-name="P11">print(type(value)) <text:s/># Output: &lt;class 'float'&gt;</text:p>
      <text:p text:style-name="P11"/>
      <text:p text:style-name="P11"># Complex</text:p>
      <text:p text:style-name="P11">com = 5 + 7j</text:p>
      <text:p text:style-name="P11">print(com, type(com)) <text:s/># Output: (5+7j) &lt;class 'complex'&gt;</text:p>
      <text:p text:style-name="P11">Boolean Type</text:p>
      <text:p text:style-name="P11">python</text:p>
      <text:p text:style-name="P11">is_active = True</text:p>
      <text:p text:style-name="P11">is_valid = False</text:p>
      <text:p text:style-name="P11">print(type(is_active)) <text:s/># Output: &lt;class 'bool'&gt;</text:p>
      <text:p text:style-name="P11">Sequence Types</text:p>
      <text:p text:style-name="P11">python</text:p>
      <text:p text:style-name="P11"># String</text:p>
      <text:p text:style-name="P11">str_val = "geekyshows"</text:p>
      <text:p text:style-name="P11">print(str_val, type(str_val)) <text:s/># Output: geekyshows &lt;class 'str'&gt;</text:p>
      <text:p text:style-name="P11"/>
      <text:p text:style-name="P11"># List (mutable)</text:p>
      <text:p text:style-name="P11">data_list = [10, 5.6, "geekyshows"]</text:p>
      <text:p text:style-name="P11"><text:soft-page-break/>print(data_list, type(data_list)) <text:s/># Output: [10, 5.6, 'geekyshows'] &lt;class 'list'&gt;</text:p>
      <text:p text:style-name="P11"/>
      <text:p text:style-name="P11"># Tuple (immutable)</text:p>
      <text:p text:style-name="P11">data_tuple = (10, 5.6, "geekyshows")</text:p>
      <text:p text:style-name="P11">print(data_tuple, type(data_tuple)) <text:s/># Output: (10, 5.6, 'geekyshows') &lt;class 'tuple'&gt;</text:p>
      <text:p text:style-name="P11"/>
      <text:p text:style-name="P11"># Range</text:p>
      <text:p text:style-name="P11">rg1 = range(5)</text:p>
      <text:p text:style-name="P11">print(rg1, type(rg1)) <text:s/># Output: range(0, 5) &lt;class 'range'&gt;</text:p>
      <text:p text:style-name="P11"/>
      <text:p text:style-name="P11">rg2 = range(10, 20, 2)</text:p>
      <text:p text:style-name="P11">print(rg2, type(rg2)) <text:s/># Output: range(10, 20, 2) &lt;class 'range'&gt;</text:p>
      <text:p text:style-name="P11">Set Type</text:p>
      <text:p text:style-name="P11">python</text:p>
      <text:p text:style-name="P11">data_set = {10, 20, 10, 30, 40, "geekyshows"}</text:p>
      <text:p text:style-name="P11">print(data_set, type(data_set)) <text:s/># Output: {40, 10, 'geekyshows', 20, 30} &lt;class 'set'&gt;</text:p>
      <text:p text:style-name="P11">Mapping Type (Dictionary)</text:p>
      <text:p text:style-name="P11">python</text:p>
      <text:p text:style-name="P11">data_dict = {</text:p>
      <text:p text:style-name="P11"><text:s text:c="4"/>101: "Rahul",</text:p>
      <text:p text:style-name="P11"><text:s text:c="4"/>102: "Sonam",</text:p>
      <text:p text:style-name="P11"><text:s text:c="4"/>103: "Raj",</text:p>
      <text:p text:style-name="P11">}</text:p>
      <text:p text:style-name="P11">print(data_dict, type(data_dict)) <text:s/># Output: {101: 'Rahul', 102: 'Sonam', 103: 'Raj'} &lt;class 'dict'&gt;</text:p>
      <text:p text:style-name="P11">2. Variable Declaration &amp; Initialization</text:p>
      <text:p text:style-name="P11">python</text:p>
      <text:p text:style-name="P11"># Multiple variables with same value</text:p>
      <text:p text:style-name="P11">a = b = c = d = 10</text:p>
      <text:p text:style-name="P11">print(a, b, c, d) <text:s/># Output: 10 10 10 10</text:p>
      <text:p text:style-name="P11"/>
      <text:p text:style-name="P11"># Multiple variables with different values</text:p>
      <text:p text:style-name="P11">a, b, c, d = 10, 10.25, "geekyshows", True</text:p>
      <text:p text:style-name="P11">print(a, b, c, d) <text:s/># Output: 10 10.25 geekyshows True</text:p>
      <text:p text:style-name="P11">3. Operators</text:p>
      <text:p text:style-name="P11">Arithmetic Operators</text:p>
      <text:p text:style-name="P11">python</text:p>
      <text:p text:style-name="P11">print(4 + 2) <text:s text:c="2"/># Addition: 6</text:p>
      <text:p text:style-name="P11">print(4 - 2) <text:s text:c="2"/># Subtraction: 2</text:p>
      <text:p text:style-name="P11">print(4 * 2) <text:s text:c="2"/># Multiplication: 8</text:p>
      <text:p text:style-name="P11">print(4 / 2) <text:s text:c="2"/># Division: 2.0</text:p>
      <text:p text:style-name="P11">print(5 % 2) <text:s text:c="2"/># Modulus: 1</text:p>
      <text:p text:style-name="P11">print(5 ** 2) <text:s/># Exponentiation: 25</text:p>
      <text:p text:style-name="P11"><text:soft-page-break/>print(5 // 2) <text:s/># Floor Division: 2</text:p>
      <text:p text:style-name="P11">print(-5 // 2) # Floor Division: -3</text:p>
      <text:p text:style-name="P11">Relational/Comparison Operators</text:p>
      <text:p text:style-name="P11">python</text:p>
      <text:p text:style-name="P11">print(5 &lt; 2) <text:s text:c="2"/># Less than: False</text:p>
      <text:p text:style-name="P11">print(5 &gt; 2) <text:s text:c="2"/># Greater than: True</text:p>
      <text:p text:style-name="P11">print(5 &lt;= 2) <text:s/># Less than or equal: False</text:p>
      <text:p text:style-name="P11">print(5 &gt;= 2) <text:s/># Greater than or equal: True</text:p>
      <text:p text:style-name="P11">print(5 == 2) <text:s/># Equal to: False</text:p>
      <text:p text:style-name="P11">print(5 != 2) <text:s/># Not equal to: True</text:p>
      <text:p text:style-name="P11">Logical Operators</text:p>
      <text:p text:style-name="P11">python</text:p>
      <text:p text:style-name="P11">print((5 &lt; 2) and (5 &gt; 3)) <text:s/># AND: False</text:p>
      <text:p text:style-name="P11">print((5 &lt; 2) or (5 &gt; 3)) <text:s text:c="2"/># OR: True</text:p>
      <text:p text:style-name="P11">print(not (5 &lt; 2)) <text:s text:c="9"/># NOT: True</text:p>
      <text:p text:style-name="P11">Assignment Operators</text:p>
      <text:p text:style-name="P11">python</text:p>
      <text:p text:style-name="P11">y = 10 + 20</text:p>
      <text:p text:style-name="P11">print(y) <text:s/># Output: 30</text:p>
      <text:p text:style-name="P11"/>
      <text:p text:style-name="P11">m = 15</text:p>
      <text:p text:style-name="P11">m += 10 <text:s/># m = m + 10</text:p>
      <text:p text:style-name="P11">print(m) <text:s/># Output: 25</text:p>
      <text:p text:style-name="P11"/>
      <text:p text:style-name="P11">m = 15</text:p>
      <text:p text:style-name="P11">m -= 10 <text:s/># m = m - 10</text:p>
      <text:p text:style-name="P11">print(m) <text:s/># Output: 5</text:p>
      <text:p text:style-name="P11"/>
      <text:p text:style-name="P11">m = 15</text:p>
      <text:p text:style-name="P11">m *= 10 <text:s/># m = m * 10</text:p>
      <text:p text:style-name="P11">print(m) <text:s/># Output: 150</text:p>
      <text:p text:style-name="P11"/>
      <text:p text:style-name="P11">m = 15</text:p>
      <text:p text:style-name="P11">m /= 10 <text:s/># m = m / 10</text:p>
      <text:p text:style-name="P11">print(m) <text:s/># Output: 1.5</text:p>
      <text:p text:style-name="P11"/>
      <text:p text:style-name="P11">m = 15</text:p>
      <text:p text:style-name="P11">m %= 10 <text:s/># m = m % 10</text:p>
      <text:p text:style-name="P11">print(m) <text:s/># Output: 5</text:p>
      <text:p text:style-name="P11"/>
      <text:p text:style-name="P11">m = 15</text:p>
      <text:p text:style-name="P11">m **= 2 <text:s/># m = m ** 2</text:p>
      <text:p text:style-name="P11">print(m) <text:s/># Output: 225</text:p>
      <text:p text:style-name="P11"/>
      <text:p text:style-name="P11">m = 15</text:p>
      <text:p text:style-name="P11">m //= 10 <text:s/># m = m // 10</text:p>
      <text:p text:style-name="P11"><text:soft-page-break/>print(m) <text:s/># Output: 1</text:p>
      <text:p text:style-name="P11">Bitwise Operators</text:p>
      <text:p text:style-name="P11">python</text:p>
      <text:p text:style-name="P11">a = 10</text:p>
      <text:p text:style-name="P11">b = 15</text:p>
      <text:p text:style-name="P11"/>
      <text:p text:style-name="P11">print("~a =", ~a) <text:s text:c="7"/># Bitwise NOT: -11</text:p>
      <text:p text:style-name="P11">print("a &amp; b =", a &amp; b) <text:s/># Bitwise AND: 10</text:p>
      <text:p text:style-name="P11">print("a | b =", a | b) <text:s/># Bitwise OR: 15</text:p>
      <text:p text:style-name="P11">print("a ^ b =", a ^ b) <text:s/># Bitwise XOR: 5</text:p>
      <text:p text:style-name="P11">print("a &lt;&lt; 2 =", a &lt;&lt; 2) # Left shift: 40</text:p>
      <text:p text:style-name="P11">print("a &gt;&gt; 2 =", a &gt;&gt; 2) # Right shift: 2</text:p>
      <text:p text:style-name="P11">Membership Operators</text:p>
      <text:p text:style-name="P11">python</text:p>
      <text:p text:style-name="P11">str_val = "welcome to geekyshows"</text:p>
      <text:p text:style-name="P11">print("to" in str_val) <text:s text:c="4"/># Output: True</text:p>
      <text:p text:style-name="P11"/>
      <text:p text:style-name="P11">str_val = "welcome top geekyshows"</text:p>
      <text:p text:style-name="P11">print("to" in str_val) <text:s text:c="4"/># Output: False</text:p>
      <text:p text:style-name="P11">print("to" not in str_val) # Output: True</text:p>
      <text:p text:style-name="P11"/>
      <text:p text:style-name="P11">str_val = "welcome to geekyshows"</text:p>
      <text:p text:style-name="P11">print("subs" in str_val) <text:s text:c="3"/># Output: False</text:p>
      <text:p text:style-name="P11">print("subs" not in str_val) # Output: True</text:p>
      <text:p text:style-name="P11">Identity Operators</text:p>
      <text:p text:style-name="P11">python</text:p>
      <text:p text:style-name="P11">a = 10</text:p>
      <text:p text:style-name="P11">b = 10</text:p>
      <text:p text:style-name="P11">print(a is b) <text:s text:c="7"/># Output: True</text:p>
      <text:p text:style-name="P11"/>
      <text:p text:style-name="P11">a = 10</text:p>
      <text:p text:style-name="P11">b = "10"</text:p>
      <text:p text:style-name="P11">print(a is b) <text:s text:c="7"/># Output: False</text:p>
      <text:p text:style-name="P11">print(a is not b) <text:s text:c="3"/># Output: True</text:p>
      <text:p text:style-name="P11">4. Operator Precedence and Associativity</text:p>
      <text:p text:style-name="P11">python</text:p>
      <text:p text:style-name="P11">value = (1 + 1) * 2**4 // 3 + 4 - 1</text:p>
      <text:p text:style-name="P11">print(value) <text:s/># Output: 14</text:p>
      <text:p text:style-name="P11">5. Type Conversion</text:p>
      <text:p text:style-name="P11">Implicit Type Conversion</text:p>
      <text:p text:style-name="P11">python</text:p>
      <text:p text:style-name="P11">a = 5</text:p>
      <text:p text:style-name="P11">b = 2</text:p>
      <text:p text:style-name="P11">value = a / b</text:p>
      <text:p text:style-name="P11">print(value, type(value)) <text:s/># Output: 2.5 &lt;class 'float'&gt;</text:p>
      <text:p text:style-name="P11">Explicit Type Conversion</text:p>
      <text:p text:style-name="P11"><text:soft-page-break/>python</text:p>
      <text:p text:style-name="P11">n = 5.5</text:p>
      <text:p text:style-name="P11">print(int(n)) <text:s text:c="5"/># 5</text:p>
      <text:p text:style-name="P11">print(float(n)) <text:s text:c="3"/># 5.5</text:p>
      <text:p text:style-name="P11">print(complex(n)) <text:s/># (5.5+0j)</text:p>
      <text:p text:style-name="P11">print(str(n)) <text:s text:c="5"/># '5.5'</text:p>
      <text:p text:style-name="P11">print(bin(10)) <text:s text:c="4"/># '0b1010'</text:p>
      <text:p text:style-name="P11">print(oct(10)) <text:s text:c="4"/># '0o12'</text:p>
      <text:p text:style-name="P11">print(hex(10)) <text:s text:c="4"/># '0xa'</text:p>
      <text:p text:style-name="P11">6. Control Structures</text:p>
      <text:p text:style-name="P11">If Statement</text:p>
      <text:p text:style-name="P11">python</text:p>
      <text:p text:style-name="P11">"""</text:p>
      <text:p text:style-name="P11">if condition:</text:p>
      <text:p text:style-name="P11"><text:s text:c="4"/>statement1</text:p>
      <text:p text:style-name="P11"><text:s text:c="4"/>statement2</text:p>
      <text:p text:style-name="P11">elif condition1 and condition2:</text:p>
      <text:p text:style-name="P11"><text:s text:c="4"/>statement1</text:p>
      <text:p text:style-name="P11"><text:s text:c="4"/>statement2</text:p>
      <text:p text:style-name="P11">else:</text:p>
      <text:p text:style-name="P11"><text:s text:c="4"/>statement1</text:p>
      <text:p text:style-name="P11"><text:s text:c="4"/>statement2</text:p>
      <text:p text:style-name="P11">"""</text:p>
      <text:p text:style-name="P11"/>
      <text:p text:style-name="P11"># Example:</text:p>
      <text:p text:style-name="P11">a = int(input("Enter an integer: "))</text:p>
      <text:p text:style-name="P11">if a &gt; 5:</text:p>
      <text:p text:style-name="P11"><text:s text:c="4"/>print("Greater")</text:p>
      <text:p text:style-name="P11"><text:s text:c="4"/>print("Hello World")</text:p>
      <text:p text:style-name="P11"/>
      <text:p text:style-name="P11">if (5 &gt; 2) and (7 &gt; 3):</text:p>
      <text:p text:style-name="P11"><text:s text:c="4"/>print("if statement with logical operator")</text:p>
      <text:p text:style-name="P11">print("Rest of the code")</text:p>
      <text:p text:style-name="P11">While Loop</text:p>
      <text:p text:style-name="P11">python</text:p>
      <text:p text:style-name="P11">"""</text:p>
      <text:p text:style-name="P11">while condition:</text:p>
      <text:p text:style-name="P11"><text:s text:c="4"/>statement</text:p>
      <text:p text:style-name="P11"/>
      <text:p text:style-name="P11">while condition:</text:p>
      <text:p text:style-name="P11"><text:s text:c="4"/>statement</text:p>
      <text:p text:style-name="P11">else:</text:p>
      <text:p text:style-name="P11"><text:s text:c="4"/>statement</text:p>
      <text:p text:style-name="P11"/>
      <text:p text:style-name="P11">while condition:</text:p>
      <text:p text:style-name="P11"><text:s text:c="4"/>statement</text:p>
      <text:p text:style-name="P11"><text:soft-page-break/><text:s text:c="4"/>while condition:</text:p>
      <text:p text:style-name="P11"><text:s text:c="8"/>statement</text:p>
      <text:p text:style-name="P11">"""</text:p>
      <text:p text:style-name="P11">For Loop</text:p>
      <text:p text:style-name="P11">python</text:p>
      <text:p text:style-name="P11">"""</text:p>
      <text:p text:style-name="P11">for var in sequence:</text:p>
      <text:p text:style-name="P11"><text:s text:c="4"/>statement</text:p>
      <text:p text:style-name="P11"/>
      <text:p text:style-name="P11">for var in sequence:</text:p>
      <text:p text:style-name="P11"><text:s text:c="4"/>statement</text:p>
      <text:p text:style-name="P11"><text:s text:c="4"/>for var in sequence:</text:p>
      <text:p text:style-name="P11"><text:s text:c="8"/>statement</text:p>
      <text:p text:style-name="P11"/>
      <text:p text:style-name="P11">for var in sequence:</text:p>
      <text:p text:style-name="P11"><text:s text:c="4"/>statement</text:p>
      <text:p text:style-name="P11">else:</text:p>
      <text:p text:style-name="P11"><text:s text:c="4"/>statement</text:p>
      <text:p text:style-name="P11">"""</text:p>
      <text:p text:style-name="P11"/>
      <text:p text:style-name="P11"># Examples:</text:p>
      <text:p text:style-name="P11">str_val = "geekyshows"</text:p>
      <text:p text:style-name="P11">for ch in str_val:</text:p>
      <text:p text:style-name="P11"><text:s text:c="4"/>print(ch, end=" ")</text:p>
      <text:p text:style-name="P11">print()</text:p>
      <text:p text:style-name="P11"/>
      <text:p text:style-name="P11">print(len(str_val))</text:p>
      <text:p text:style-name="P11"/>
      <text:p text:style-name="P11">for i in range(10):</text:p>
      <text:p text:style-name="P11"><text:s text:c="4"/>print(i, end=" ")</text:p>
      <text:p text:style-name="P11">print()</text:p>
      <text:p text:style-name="P11">Range Function</text:p>
      <text:p text:style-name="P11">python</text:p>
      <text:p text:style-name="P11"># range(start, stop, stepsize)</text:p>
      <text:p text:style-name="P11">for i in range(5): <text:s text:c="10"/># 0 to 4</text:p>
      <text:p text:style-name="P11"><text:s text:c="4"/>print(i, end=" ")</text:p>
      <text:p text:style-name="P11">print()</text:p>
      <text:p text:style-name="P11"/>
      <text:p text:style-name="P11">for i in range(2, 10): <text:s text:c="6"/># 2 to 9</text:p>
      <text:p text:style-name="P11"><text:s text:c="4"/>print(i, end=" ")</text:p>
      <text:p text:style-name="P11">print()</text:p>
      <text:p text:style-name="P11"/>
      <text:p text:style-name="P11">for i in range(2, 10, 2): <text:s text:c="3"/># 2,4,6,8</text:p>
      <text:p text:style-name="P11"><text:s text:c="4"/>print(i, end=" ")</text:p>
      <text:p text:style-name="P11">print()</text:p>
      <text:p text:style-name="P11">7. Arrays</text:p>
      <text:p text:style-name="P11"><text:soft-page-break/>python</text:p>
      <text:p text:style-name="P11">from array import array</text:p>
      <text:p text:style-name="P11"/>
      <text:p text:style-name="P11"># Creating arrays</text:p>
      <text:p text:style-name="P11">stu_roll_int = array("i", [1, 2, 3, 4, 5])</text:p>
      <text:p text:style-name="P11">stu_roll_float = array("f", [1.0, 2.0, 3.0, 4.0, 5.0])</text:p>
      <text:p text:style-name="P11"/>
      <text:p text:style-name="P11"># Array operations</text:p>
      <text:p text:style-name="P11">stu_roll_float.append(6.0)</text:p>
      <text:p text:style-name="P11">stu_roll_float.append(7.0)</text:p>
      <text:p text:style-name="P11"/>
      <text:p text:style-name="P11">for i in stu_roll_float:</text:p>
      <text:p text:style-name="P11"><text:s text:c="4"/>print(i, end=" ")</text:p>
      <text:p text:style-name="P11">print()</text:p>
      <text:p text:style-name="P11"/>
      <text:p text:style-name="P11">print(len(stu_roll_float))</text:p>
      <text:p text:style-name="P11"/>
      <text:p text:style-name="P11"># User input array</text:p>
      <text:p text:style-name="P11">roll = array("i", [])</text:p>
      <text:p text:style-name="P11">n = int(input("Enter number of elements: "))</text:p>
      <text:p text:style-name="P11">for i in range(n):</text:p>
      <text:p text:style-name="P11"><text:s text:c="4"/>roll.append(int(input()))</text:p>
      <text:p text:style-name="P11"/>
      <text:p text:style-name="P11"># More array operations</text:p>
      <text:p text:style-name="P11">roll = array("i", [1, 2, 3, 4, 5, 5, 6])</text:p>
      <text:p text:style-name="P11">roll1 = array("i", [7, 8, 9, 10])</text:p>
      <text:p text:style-name="P11"/>
      <text:p text:style-name="P11">roll.insert(0, 0) <text:s text:c="5"/># Insert at beginning</text:p>
      <text:p text:style-name="P11">roll.pop() <text:s text:c="12"/># Remove last element</text:p>
      <text:p text:style-name="P11">roll.pop(0) <text:s text:c="11"/># Remove element at index 0</text:p>
      <text:p text:style-name="P11">roll.remove(5) <text:s text:c="8"/># Remove first occurrence of 5</text:p>
      <text:p text:style-name="P11">print(roll.index(1)) <text:s text:c="2"/># Find index of element</text:p>
      <text:p text:style-name="P11">roll.reverse() <text:s text:c="8"/># Reverse array</text:p>
      <text:p text:style-name="P11">roll.extend(roll1) <text:s text:c="4"/># Extend with another array</text:p>
      <text:p text:style-name="P11"/>
      <text:p text:style-name="P11">for e in roll:</text:p>
      <text:p text:style-name="P11"><text:s text:c="4"/>print(e, end=" ")</text:p>
      <text:p text:style-name="P11">print()</text:p>
      <text:p text:style-name="P11"/>
      <text:p text:style-name="P11"># Array Slicing</text:p>
      <text:p text:style-name="P11"># newArrayName = arrayName[start:stop:stepsize]</text:p>
      <text:p text:style-name="P11">a = roll[:5]</text:p>
      <text:p text:style-name="P11">for i in a:</text:p>
      <text:p text:style-name="P11"><text:s text:c="4"/>print(i)</text:p>
      <text:p text:style-name="P11">8. Control Flow Statements</text:p>
      <text:p text:style-name="P11">Break, Continue &amp; Pass</text:p>
      <text:p text:style-name="P11"><text:soft-page-break/>python</text:p>
      <text:p text:style-name="P11"># Break example</text:p>
      <text:p text:style-name="P11">for i in range(10):</text:p>
      <text:p text:style-name="P11"><text:s text:c="4"/>if i == 5:</text:p>
      <text:p text:style-name="P11"><text:s text:c="8"/>break</text:p>
      <text:p text:style-name="P11"><text:s text:c="4"/>print(i, end=" ")</text:p>
      <text:p text:style-name="P11">print()</text:p>
      <text:p text:style-name="P11"/>
      <text:p text:style-name="P11"># Continue example</text:p>
      <text:p text:style-name="P11">for i in range(10):</text:p>
      <text:p text:style-name="P11"><text:s text:c="4"/>if i == 5:</text:p>
      <text:p text:style-name="P11"><text:s text:c="8"/>continue</text:p>
      <text:p text:style-name="P11"><text:s text:c="4"/>print(i, end=" ")</text:p>
      <text:p text:style-name="P11">print()</text:p>
      <text:p text:style-name="P11"/>
      <text:p text:style-name="P11"># Pass example</text:p>
      <text:p text:style-name="P11">for i in range(5):</text:p>
      <text:p text:style-name="P13"><text:span text:style-name="T2"><text:s text:c="4"/>pass <text:s/># Do nothing</text:span></text:p>
      <text:p text:style-name="P13"><text:span text:style-name="T2"/></text:p>
      <text:p text:style-name="P15"><text:span text:style-name="T2"/></text:p>
      <text:p text:style-name="P25">I'll create a comprehensive Word document section about array slicing, pip, and NumPy arrays. Here's the formatted content:</text:p>
      <text:h text:style-name="P2" text:outline-level="1">Array Slicing, PIP, and NumPy Arrays</text:h>
      <text:h text:style-name="P6" text:outline-level="2">1. Array Slicing in Python</text:h>
      <text:h text:style-name="P8" text:outline-level="3">Basic Syntax</text:h>
      <text:p text:style-name="P29">python</text:p>
      <text:p text:style-name="P12">newArrayName = arrayName[start:stop:stepsize]</text:p>
      <text:h text:style-name="P8" text:outline-level="3">Examples of Array Slicing</text:h>
      <text:p text:style-name="P29">python</text:p>
      <text:p text:style-name="P12">from array import array</text:p>
      <text:p text:style-name="P10"/>
      <text:p text:style-name="P12"># Create an array</text:p>
      <text:p text:style-name="P12">roll = array('i', [10, 20, 30, 40, 50, 60, 70, 80, 90, 100])</text:p>
      <text:p text:style-name="P10"/>
      <text:p text:style-name="P12"># Basic slicing examples</text:p>
      <text:p text:style-name="P12"><text:soft-page-break/>print("Original array:", roll)</text:p>
      <text:p text:style-name="P10"/>
      <text:p text:style-name="P12"># Get first 5 elements</text:p>
      <text:p text:style-name="P12">a = roll[:5]</text:p>
      <text:p text:style-name="P12">print("First 5 elements:", a) <text:s/># Output: array('i', [10, 20, 30, 40, 50])</text:p>
      <text:p text:style-name="P10"/>
      <text:p text:style-name="P12"># Get elements from index 2 to 6</text:p>
      <text:p text:style-name="P12">b = roll[2:7]</text:p>
      <text:p text:style-name="P12">print("Elements from index 2 to 6:", b) <text:s/># Output: array('i', [30, 40, 50, 60, 70])</text:p>
      <text:p text:style-name="P10"/>
      <text:p text:style-name="P12"># Get every second element</text:p>
      <text:p text:style-name="P12">c = roll[::2]</text:p>
      <text:p text:style-name="P12">print("Every second element:", c) <text:s/># Output: array('i', [10, 30, 50, 70, 90])</text:p>
      <text:p text:style-name="P10"/>
      <text:p text:style-name="P12"># Get last 3 elements</text:p>
      <text:p text:style-name="P12">d = roll[-3:]</text:p>
      <text:p text:style-name="P12">print("Last 3 elements:", d) <text:s/># Output: array('i', [80, 90, 100])</text:p>
      <text:p text:style-name="P10"/>
      <text:p text:style-name="P12"># Reverse the array</text:p>
      <text:p text:style-name="P12">e = roll[::-1]</text:p>
      <text:p text:style-name="P12">print("Reversed array:", e) <text:s/># Output: array('i', [100, 90, 80, 70, 60, 50, 40, 30, 20, 10])</text:p>
      <text:p text:style-name="P10"/>
      <text:p text:style-name="P12"># Get elements with step size 3</text:p>
      <text:p text:style-name="P12">f = roll[1:9:3]</text:p>
      <text:p text:style-name="P12">print("Elements from index 1 to 8 with step 3:", f) <text:s/># Output: array('i', [20, 50, 80])</text:p>
      <text:h text:style-name="P8" text:outline-level="3">Iterating Through Sliced Arrays</text:h>
      <text:p text:style-name="P29">python</text:p>
      <text:p text:style-name="P12">from array import array</text:p>
      <text:p text:style-name="P10"/>
      <text:p text:style-name="P12">roll = array('i', [10, 20, 30, 40, 50, 60, 70, 80, 90, 100])</text:p>
      <text:p text:style-name="P10"/>
      <text:p text:style-name="P12"># Get first 5 elements and iterate</text:p>
      <text:p text:style-name="P12">a = roll[:5]</text:p>
      <text:p text:style-name="P12">print("First 5 elements:")</text:p>
      <text:p text:style-name="P12">for i in a:</text:p>
      <text:p text:style-name="P14"><text:s text:c="4"/><text:span text:style-name="T2">print(i)</text:span></text:p>
      <text:p text:style-name="P12"># Output:</text:p>
      <text:p text:style-name="P12"># 10</text:p>
      <text:p text:style-name="P12"># 20</text:p>
      <text:p text:style-name="P12"># 30</text:p>
      <text:p text:style-name="P12"># 40</text:p>
      <text:p text:style-name="P12"># 50</text:p>
      <text:p text:style-name="P10"><text:soft-page-break/></text:p>
      <text:p text:style-name="P12"># Iterate through every second element</text:p>
      <text:p text:style-name="P12">print("\nEvery second element:")</text:p>
      <text:p text:style-name="P12">for element in roll[::2]:</text:p>
      <text:p text:style-name="P14"><text:s text:c="4"/><text:span text:style-name="T2">print(element)</text:span></text:p>
      <text:p text:style-name="P12"># Output:</text:p>
      <text:p text:style-name="P12"># 10</text:p>
      <text:p text:style-name="P12"># 30</text:p>
      <text:p text:style-name="P12"># 50</text:p>
      <text:p text:style-name="P12"># 70</text:p>
      <text:p text:style-name="P12"># 90</text:p>
      <text:h text:style-name="P6" text:outline-level="2">2. About PIP (Package Installer for Python)</text:h>
      <text:h text:style-name="P8" text:outline-level="3">What is PIP?</text:h>
      <text:p text:style-name="P26">PIP is the standard package manager for Python that allows you to install and manage additional packages and libraries that are not part of the Python standard library.</text:p>
      <text:h text:style-name="P8" text:outline-level="3">Basic PIP Commands</text:h>
      <text:p text:style-name="P29">bash</text:p>
      <text:p text:style-name="P12"># Install a package</text:p>
      <text:p text:style-name="P12">pip install package_name</text:p>
      <text:p text:style-name="P10"/>
      <text:p text:style-name="P12"># Install a specific version</text:p>
      <text:p text:style-name="P12">pip install package_name==version_number</text:p>
      <text:p text:style-name="P10"/>
      <text:p text:style-name="P12"># Upgrade a package</text:p>
      <text:p text:style-name="P12">pip install --upgrade package_name</text:p>
      <text:p text:style-name="P10"/>
      <text:p text:style-name="P12"># Uninstall a package</text:p>
      <text:p text:style-name="P12">pip uninstall package_name</text:p>
      <text:p text:style-name="P10"/>
      <text:p text:style-name="P12"># List installed packages</text:p>
      <text:p text:style-name="P12">pip list</text:p>
      <text:p text:style-name="P10"/>
      <text:p text:style-name="P12"># Show package information</text:p>
      <text:p text:style-name="P12">pip show package_name</text:p>
      <text:p text:style-name="P10"/>
      <text:p text:style-name="P12"># Install from requirements file</text:p>
      <text:p text:style-name="P12"><text:soft-page-break/>pip install -r requirements.txt</text:p>
      <text:p text:style-name="P10"/>
      <text:p text:style-name="P12"># Create requirements file</text:p>
      <text:p text:style-name="P12">pip freeze &gt; requirements.txt</text:p>
      <text:h text:style-name="P8" text:outline-level="3">Examples of PIP Usage</text:h>
      <text:p text:style-name="P29">bash</text:p>
      <text:p text:style-name="P12"># Install NumPy</text:p>
      <text:p text:style-name="P12">pip install numpy</text:p>
      <text:p text:style-name="P10"/>
      <text:p text:style-name="P12"># Install Pandas</text:p>
      <text:p text:style-name="P12">pip install pandas</text:p>
      <text:p text:style-name="P10"/>
      <text:p text:style-name="P12"># Install specific version of requests</text:p>
      <text:p text:style-name="P12">pip install requests==2.28.0</text:p>
      <text:p text:style-name="P10"/>
      <text:p text:style-name="P12"># Upgrade pip itself</text:p>
      <text:p text:style-name="P12">pip install --upgrade pip</text:p>
      <text:p text:style-name="P10"/>
      <text:p text:style-name="P12"># List all installed packages</text:p>
      <text:p text:style-name="P12">pip list</text:p>
      <text:p text:style-name="P10"/>
      <text:p text:style-name="P12"># Check if a package is installed</text:p>
      <text:p text:style-name="P12">pip show numpy</text:p>
      <text:h text:style-name="P6" text:outline-level="2">3. About NumPy</text:h>
      <text:h text:style-name="P8" text:outline-level="3">What is NumPy?</text:h>
      <text:p text:style-name="P26">NumPy (Numerical Python) is a fundamental package for scientific computing in Python. It provides:</text:p>
      <text:list text:style-name="L1">
        <text:list-item>
          <text:p text:style-name="P28">Powerful N-dimensional array objects</text:p>
        </text:list-item>
        <text:list-item>
          <text:p text:style-name="P28">Sophisticated broadcasting functions</text:p>
        </text:list-item>
        <text:list-item>
          <text:p text:style-name="P28">Tools for integrating C/C++ and Fortran code</text:p>
        </text:list-item>
        <text:list-item>
          <text:p text:style-name="P28">Useful linear algebra, Fourier transform, and random number capabilities</text:p>
        </text:list-item>
      </text:list>
      <text:h text:style-name="P8" text:outline-level="3">Installing NumPy</text:h>
      <text:p text:style-name="P29">bash</text:p>
      <text:p text:style-name="P12">pip install numpy</text:p>
      <text:h text:style-name="P6" text:outline-level="2"><text:soft-page-break/>4. NumPy Arrays</text:h>
      <text:h text:style-name="P8" text:outline-level="3">One-Dimensional Arrays</text:h>
      <text:p text:style-name="P29">python</text:p>
      <text:p text:style-name="P12">import numpy as np</text:p>
      <text:p text:style-name="P10"/>
      <text:p text:style-name="P12"># Creating one-dimensional arrays</text:p>
      <text:p text:style-name="P12">arr1 = np.array([1, 2, 3, 4, 5])</text:p>
      <text:p text:style-name="P12">print("1D Array:", arr1)</text:p>
      <text:p text:style-name="P12">print("Data type:", arr1.dtype) <text:s/># Output: int64 (or int32 depending on system)</text:p>
      <text:p text:style-name="P12">print("Shape:", arr1.shape) <text:s text:c="5"/># Output: (5,)</text:p>
      <text:p text:style-name="P12">print("Dimensions:", arr1.ndim) <text:s/># Output: 1</text:p>
      <text:p text:style-name="P10"/>
      <text:p text:style-name="P12"># Array with different data types</text:p>
      <text:p text:style-name="P12">arr2 = np.array([1.5, 2.7, 3.1, 4.9, 5.2])</text:p>
      <text:p text:style-name="P12">print("\nFloat array:", arr2)</text:p>
      <text:p text:style-name="P12">print("Data type:", arr2.dtype) <text:s/># Output: float64</text:p>
      <text:p text:style-name="P10"/>
      <text:p text:style-name="P12"># Array from range</text:p>
      <text:p text:style-name="P12">arr3 = np.arange(10)</text:p>
      <text:p text:style-name="P12">print("\nArray from range:", arr3) <text:s/># Output: [0 1 2 3 4 5 6 7 8 9]</text:p>
      <text:p text:style-name="P10"/>
      <text:p text:style-name="P12"># Array with specific step</text:p>
      <text:p text:style-name="P12">arr4 = np.arange(0, 20, 2)</text:p>
      <text:p text:style-name="P12">print("Array with step 2:", arr4) <text:s/># Output: [0 2 4 6 8 10 12 14 16 18]</text:p>
      <text:h text:style-name="P8" text:outline-level="3">Two-Dimensional Arrays</text:h>
      <text:p text:style-name="P29">python</text:p>
      <text:p text:style-name="P12">import numpy as np</text:p>
      <text:p text:style-name="P10"/>
      <text:p text:style-name="P12"># Creating two-dimensional arrays</text:p>
      <text:p text:style-name="P12">arr_2d = np.array([[1, 2, 3], [4, 5, 6], [7, 8, 9]])</text:p>
      <text:p text:style-name="P12">print("2D Array:")</text:p>
      <text:p text:style-name="P12">print(arr_2d)</text:p>
      <text:p text:style-name="P12"># Output:</text:p>
      <text:p text:style-name="P12"># [[1 2 3]</text:p>
      <text:p text:style-name="P12"># <text:s/>[4 5 6]</text:p>
      <text:p text:style-name="P12"># <text:s/>[7 8 9]]</text:p>
      <text:p text:style-name="P10"/>
      <text:p text:style-name="P12">print("\nData type:", arr_2d.dtype) <text:s/># Output: int64</text:p>
      <text:p text:style-name="P12">print("Shape:", arr_2d.shape) <text:s text:c="7"/># Output: (3, 3)</text:p>
      <text:p text:style-name="P12"><text:soft-page-break/>print("Dimensions:", arr_2d.ndim) <text:s text:c="3"/># Output: 2</text:p>
      <text:p text:style-name="P12">print("Size:", arr_2d.size) <text:s text:c="9"/># Output: 9 (total elements)</text:p>
      <text:p text:style-name="P10"/>
      <text:p text:style-name="P12"># Creating 2D array with zeros</text:p>
      <text:p text:style-name="P12">zeros_2d = np.zeros((3, 4))</text:p>
      <text:p text:style-name="P12">print("\n2D zeros array:")</text:p>
      <text:p text:style-name="P12">print(zeros_2d)</text:p>
      <text:p text:style-name="P10"/>
      <text:p text:style-name="P12"># Creating 2D array with ones</text:p>
      <text:p text:style-name="P12">ones_2d = np.ones((2, 3))</text:p>
      <text:p text:style-name="P12">print("\n2D ones array:")</text:p>
      <text:p text:style-name="P12">print(ones_2d)</text:p>
      <text:p text:style-name="P10"/>
      <text:p text:style-name="P12"># Creating identity matrix</text:p>
      <text:p text:style-name="P12">identity = np.eye(3)</text:p>
      <text:p text:style-name="P12">print("\nIdentity matrix:")</text:p>
      <text:p text:style-name="P12">print(identity)</text:p>
      <text:h text:style-name="P8" text:outline-level="3">Array Attributes and Methods</text:h>
      <text:p text:style-name="P29">python</text:p>
      <text:p text:style-name="P12">import numpy as np</text:p>
      <text:p text:style-name="P10"/>
      <text:p text:style-name="P12"># Create a sample array</text:p>
      <text:p text:style-name="P12">roll = np.array([10, 20, 30, 40, 50, 60], dtype=np.int32)</text:p>
      <text:p text:style-name="P10"/>
      <text:p text:style-name="P12"># Array attributes</text:p>
      <text:p text:style-name="P12">print("Array:", roll)</text:p>
      <text:p text:style-name="P12">print("Data type:", roll.dtype) <text:s text:c="3"/># Output: int32</text:p>
      <text:p text:style-name="P12">print("Shape:", roll.shape) <text:s text:c="7"/># Output: (6,)</text:p>
      <text:p text:style-name="P12">print("Dimensions:", roll.ndim) <text:s text:c="3"/># Output: 1</text:p>
      <text:p text:style-name="P12">print("Size:", roll.size) <text:s text:c="9"/># Output: 6</text:p>
      <text:p text:style-name="P12">print("Item size:", roll.itemsize) # Output: 4 (bytes for int32)</text:p>
      <text:p text:style-name="P10"/>
      <text:p text:style-name="P12"># Array methods</text:p>
      <text:p text:style-name="P12">print("\nSum of elements:", roll.sum())</text:p>
      <text:p text:style-name="P12">print("Mean of elements:", roll.mean())</text:p>
      <text:p text:style-name="P12">print("Maximum element:", roll.max())</text:p>
      <text:p text:style-name="P12">print("Minimum element:", roll.min())</text:p>
      <text:p text:style-name="P12">print("Standard deviation:", roll.std())</text:p>
      <text:h text:style-name="P8" text:outline-level="3">Array Operations</text:h>
      <text:p text:style-name="P29">python</text:p>
      <text:p text:style-name="P12">import numpy as np</text:p>
      <text:p text:style-name="P10"><text:soft-page-break/></text:p>
      <text:p text:style-name="P12"># Arithmetic operations</text:p>
      <text:p text:style-name="P12">a = np.array([1, 2, 3, 4])</text:p>
      <text:p text:style-name="P12">b = np.array([5, 6, 7, 8])</text:p>
      <text:p text:style-name="P10"/>
      <text:p text:style-name="P12">print("Array a:", a)</text:p>
      <text:p text:style-name="P12">print("Array b:", b)</text:p>
      <text:p text:style-name="P12">print("a + b:", a + b) <text:s/># Output: [6 8 10 12]</text:p>
      <text:p text:style-name="P12">print("a - b:", a - b) <text:s/># Output: [-4 -4 -4 -4]</text:p>
      <text:p text:style-name="P12">print("a * b:", a * b) <text:s/># Output: [5 12 21 32]</text:p>
      <text:p text:style-name="P12">print("a / b:", a / b) <text:s/># Output: [0.2 0.333 0.428 0.5]</text:p>
      <text:p text:style-name="P10"/>
      <text:p text:style-name="P12"># Scalar operations</text:p>
      <text:p text:style-name="P12">print("a + 10:", a + 10) <text:s/># Output: [11 12 13 14]</text:p>
      <text:p text:style-name="P12">print("a * 2:", a * 2) <text:s text:c="3"/># Output: [2 4 6 8]</text:p>
      <text:h text:style-name="P8" text:outline-level="3">Slicing NumPy Arrays</text:h>
      <text:p text:style-name="P29">python</text:p>
      <text:p text:style-name="P12">import numpy as np</text:p>
      <text:p text:style-name="P10"/>
      <text:p text:style-name="P12"># 1D Array slicing</text:p>
      <text:p text:style-name="P12">arr_1d = np.array([10, 20, 30, 40, 50, 60, 70, 80, 90, 100])</text:p>
      <text:p text:style-name="P12">print("1D Array:", arr_1d)</text:p>
      <text:p text:style-name="P10"/>
      <text:p text:style-name="P12">print("First 3 elements:", arr_1d[:3]) <text:s text:c="5"/># Output: [10 20 30]</text:p>
      <text:p text:style-name="P12">print("Last 3 elements:", arr_1d[-3:]) <text:s text:c="5"/># Output: [80 90 100]</text:p>
      <text:p text:style-name="P12">print("Elements 2 to 6:", arr_1d[2:7]) <text:s text:c="5"/># Output: [30 40 50 60 70]</text:p>
      <text:p text:style-name="P12">print("Every second element:", arr_1d[::2]) # Output: [10 30 50 70 90]</text:p>
      <text:p text:style-name="P10"/>
      <text:p text:style-name="P12"># 2D Array slicing</text:p>
      <text:p text:style-name="P12">arr_2d = np.array([[1, 2, 3, 4], </text:p>
      <text:p text:style-name="P14"><text:s text:c="19"/><text:span text:style-name="T2">[5, 6, 7, 8], </text:span></text:p>
      <text:p text:style-name="P14"><text:s text:c="19"/><text:span text:style-name="T2">[9, 10, 11, 12]])</text:span></text:p>
      <text:p text:style-name="P10"/>
      <text:p text:style-name="P12">print("\n2D Array:")</text:p>
      <text:p text:style-name="P12">print(arr_2d)</text:p>
      <text:p text:style-name="P10"/>
      <text:p text:style-name="P12">print("\nFirst row:", arr_2d[0, :]) <text:s text:c="7"/># Output: [1 2 3 4]</text:p>
      <text:p text:style-name="P12">print("First column:", arr_2d[:, 0]) <text:s text:c="6"/># Output: [1 5 9]</text:p>
      <text:p text:style-name="P12">print("Element at (1,2):", arr_2d[1, 2]) <text:s text:c="2"/># Output: 7</text:p>
      <text:p text:style-name="P12">print("Submatrix 2x2:", arr_2d[:2, :2]) <text:s text:c="3"/></text:p>
      <text:p text:style-name="P12"># Output:</text:p>
      <text:p text:style-name="P12"># [[1 2]</text:p>
      <text:p text:style-name="P12"># <text:s/>[5 6]]</text:p>
      <text:h text:style-name="P8" text:outline-level="3"><text:soft-page-break/>Practical Examples</text:h>
      <text:p text:style-name="P29">python</text:p>
      <text:p text:style-name="P12">import numpy as np</text:p>
      <text:p text:style-name="P10"/>
      <text:p text:style-name="P12"># Example 1: Student marks analysis</text:p>
      <text:p text:style-name="P12">marks = np.array([85, 92, 78, 90, 88, 76, 95, 89, 84, 91])</text:p>
      <text:p text:style-name="P12">print("Student Marks:", marks)</text:p>
      <text:p text:style-name="P12">print("Average marks:", marks.mean())</text:p>
      <text:p text:style-name="P12">print("Highest marks:", marks.max())</text:p>
      <text:p text:style-name="P12">print("Lowest marks:", marks.min())</text:p>
      <text:p text:style-name="P12">print("Students with marks &gt; 85:", marks[marks &gt; 85])</text:p>
      <text:p text:style-name="P10"/>
      <text:p text:style-name="P12"># Example 2: Matrix operations</text:p>
      <text:p text:style-name="P12">matrix_a = np.array([[1, 2], [3, 4]])</text:p>
      <text:p text:style-name="P12">matrix_b = np.array([[5, 6], [7, 8]])</text:p>
      <text:p text:style-name="P10"/>
      <text:p text:style-name="P12">print("\nMatrix A:")</text:p>
      <text:p text:style-name="P12">print(matrix_a)</text:p>
      <text:p text:style-name="P12">print("Matrix B:")</text:p>
      <text:p text:style-name="P12">print(matrix_b)</text:p>
      <text:p text:style-name="P12">print("Matrix multiplication:")</text:p>
      <text:p text:style-name="P12">print(np.dot(matrix_a, matrix_b))</text:p>
      <text:p text:style-name="P27">This comprehensive document covers array slicing, PIP package management, and NumPy arrays with practical examples and detailed explanations suitable for a Word document format.</text:p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JetBrains Mono" svg:font-family="'JetBrains Mono'" style:font-pitch="fixed"/>
    <style:font-face style:name="JetBrains Mono1" svg:font-family="'JetBrains Mono', Consolas, 'Courier New', monospace, 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6T23:08:34.364314325</meta:creation-date>
    <dc:date>2025-11-18T10:45:22.317930830</dc:date>
    <meta:editing-duration>PT11M21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24" meta:paragraph-count="790" meta:word-count="3329" meta:character-count="19611" meta:non-whitespace-character-count="16184"/>
  </office:meta>
</office:document-meta>
</file>